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style:page-number="1"/>
    </style:style>
    <style:style style:name="T1" style:family="text">
      <style:text-properties fo:font-size="15.5pt" fo:font-weight="bold" style:font-size-asian="15.5pt" style:font-weight-asian="bold" style:font-size-complex="15.5pt" fo:background-color="#ffffff"/>
    </style:style>
    <style:style style:name="T2" style:family="text">
      <style:text-properties fo:color="#1155cc" style:text-underline-style="solid" style:text-underline-width="auto" style:text-underline-color="font-color"/>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cenzja: “Monster”</text:p>
      <text:p text:style-name="P1"/>
      <text:p text:style-name="P2"><office:annotation office:name="__Annotation__4_539126158"><dc:creator>Maciej Jarocki</dc:creator><dc:date>2017-07-31T06:04:25</dc:date><text:p><text:span text:style-name="T3">Lead</text:span></text:p></office:annotation>Jedną z charakterystycznych cech kryminałów jest fakt, że najczęściej są one krótkie. Wynika to zwykle z tego, że bardzo ciężko prowadzić naprawdę dobrą intrygę przez długi okres czasu. “Monster” udowadnia jednak, że stworzenie takiej jak najbardziej jest możliwe.<office:annotation-end office:name="__Annotation__4_539126158"/></text:p>
      <text:p text:style-name="P2"/>
      <text:p text:style-name="P2">“Monster” to adaptacja mangi o tym samym tytule. Jej akcja nie odbywa się jednak w warunkach typowych dla japońskiej animacji. “Monster” dzieje się w Republice Federalnej Niemiec w latach 80’ i 90’ – wyjątkowo interesujących czasach, w których Mur upada, a zjednoczone Niemcy mierzą się z licznymi problemami – w tym z duchami przeszłości pochodzącymi z NRD oraz byłej Czechosłowacji. </text:p>
      <text:p text:style-name="P2"/>
      <text:p text:style-name="P2">Główny bohater tej opowieści – doktor Kenzō<text:span text:style-name="T1"> </text:span>Tenma – jest doskonałym, bezbłędnym japońskim chirurgiem pracującym w szpitalu w Dusseldorfie. Zaczyna mieć on dosyć nadmiernego politykowania w placówce, co objawia się np. priorytetowaniem pacjentów nie po czasie przybycia czy zagrożeniu życia, a po tym, czy są bogaci lub wpływowi, czy nie. W efekcie decyduje się on uratować małego chłopca zamiast burmistrza miasta pomimo nakazu przełożonego. Początkowo Tenma zostaje zdegradowany przez dyrektora szpitala, ale niedługo potem zarówno on, jak i jego wszyscy asystenci giną tego samego dnia. Tenma jest podejrzewany przez policję, ale nie mogą znaleźć żadnych dowodów. Bohater pozostaje szefem zespołu chirurgów i przez dziewięć lat nic nie wydaje się zakłócać spokoju, do czasu aż kolejna bardzo złowieszcza seria okoliczności przypomina Tenmie o wyborze, jakiego dokonał wtedy na sali operacyjnej…</text:p>
      <text:p text:style-name="P2"/>
      <text:p text:style-name="P2">Pierwsza rzecz, która szokuje, to długość. “Monster” ma aż 74 odcinki i pomimo tego, właściwie żaden z nich nie jest zapychaczem. Co jest również piękne, nie ma tu de facto żadnego osobnego wątku. Jest tylko jedna linia fabularna, a za każdym razem, gdy zdaje się, że anime wprowadza zupełnie nieznaną postać z zupełnie nowym wątkiem, wszystko i tak ostatecznie okazuje się jakoś połączone. Intryga przez duże “I” jest mistrzowsko prowadzona. “Monster” jest przede wszystkim kryminałem i śledzenie kolejnych zbrodni, jak i prób doszukania się prawdy w tym wszystkim jest naprawdę pasjonujące.</text:p>
      <text:p text:style-name="P2"/>
      <text:p text:style-name="P2">Przy tak długim anime, ważne jest, by postacie pociągały i by śledziło się ich przygody z przyjemnością. Główny protagonista – doktor Tenma – jest napisany i przedstawiony doskonale. Jego zmagania, trudności i śledztwo ogląda się z przyjemnością. Japońskiemu chirurgowi towarzyszy, albo obok niego, albo w tle, kilka postaci pobocznych, które jednak są doskonale nakreślone i często powalają swoim charakterem. Inspektor Lunge z BKA, Pan Grimmer, Nina Fortner, Dieter, psycholog Reichwein. Jednak osobiście uważam, że największą gwiazdą jest nasz tytułowy bohater – Johan Liebert, potwór, antychryst, diabeł wcielony. Jednak poza tymi epitetami, jest przede wszystkim absolutnie doskonałym złym, mającym powalającą charyzmę, doskonałą historię oraz motywację. Można wręcz powiedzieć, że jest on znacznie istotniejszy od protagonisty – doktora Tenmy. Jak się potem okazuje, właściwie wszystkie wydarzenia były mniej lub bardziej inspirowane przez niego. </text:p>
      <text:p text:style-name="P2"/>
      <text:p text:style-name="P2">Wizualnie, “Monster” nie zestarzał się za bardzo. Jak na anime z 2005 roku, ogląda się go dalej bez zgrzytów. Szczególnie piękne są krajobrazy i miasta. Akcja anime dzieje się w RFN, dawnym NRD oraz w Czechach. Wiele ze scen jest niczym z obrazka – szczególnie to widać przy wizycie w Pradze, gdzie można z łatwością rozpoznać najbardziej charakterystyczne elementy stolicy Czech czy wręcz poszczególne ulice. “Monster” to sama przyjemność dla oczu. Jedyną wadą jest fakt, że o ile sceny w tym anime są naprawdę przepiękne, to nie do końca ten sam efekt zostaje osiągnięty, gdy wszystko zostanie puszczone w ruch. Konkretniej, to jakość samej animacji postaci jest dyskusyjna i nie zawsze poziom się utrzymuje. Można powiedzieć, że bardzo czuć, że “Monster” był bardzo wiernie adaptowany z mangi.</text:p>
      <text:p text:style-name="P2"/>
      <text:p text:style-name="P2">Muzyka w tym dziele doskonale sprawdza się w swej roli. Poszczególne kompozycje są doskonale połączone z tym, co dzieje się w poszczególnych scenach i daje to doskonały efekt. Szczególnie te ciche, smutne kompozycje towarzyszące śmierci bohaterów, ich zwierzeniom oraz przełomowym momentom opowieści sprawują się świetnie. Poza tym, że “Monster” jest kryminałem, jest również thrillerem. Postaci często popadają w śmiertelne zagrożenie i muzyka bardzo pomaga budować napięcie mu towarzyszące. </text:p>
      <text:p text:style-name="P2"/>
      <text:p text:style-name="P2">Warte moim zdaniem podkreślenia są również dbałość o detale epoki i generalnie mocna “przyziemność” całej historii i świata przedstawionego. Chociaż początkowo można podejrzewać istnienie wątków paranormalnych, wbrew pozorom takich nie ma. Jeśli ktoś uznaje takie za “lenistwo” i że “psują one właściwy kryminał” (patrz: “Death Note”), to odnajdzie się w “Monsterze” idealnie. Historie życia mieszkańców tego świata ogląda się z przyjemnością, ponieważ jest to rzeczywistość bardzo nam bliska, jeśli nie wręcz bliźniacza do naszej. Tytułowy “potwór” dalej jest tylko człowiekiem, co zwiększa respekt do niego oraz do popełnianych przez niego zbrodni.</text:p>
      <text:p text:style-name="P2"/>
      <text:p text:style-name="P2">Jakkolwiek bym próbował, nie jestem w stanie wskazać w “Monsterze” większych wad. Nawet dyskusyjne i bardzo otwarte, ciężkie do interpretacji zakończenie nie jest w samo w sobie złe. Prawdę powiedziawszy, prawdopodobnie do tak pięknej i porywającej historii w ogóle nie dałoby się znaleźć dobrego zakończenia. To, co wytrwali widzowie zobaczyli na końcu, i tak było najlepszym możliwym rozwiązaniem. </text:p>
      <text:p text:style-name="P2"/>
      <text:p text:style-name="P2">Podsumowując, “Monster” to prawdziwe arcydzieło. To doskonała intryga pełna zwrotów akcji i wyjątkowo przemyślanych historii, pełna galeria bardzo interesujących postaci oraz świetny świat przedstawiony. Poleciłbym go więc nie tylko fanom anime, ale wręcz przede wszystkim fanom dobrej fabuły czy dobrego kryminału. Wbrew pozorom w tej kategorii nie ma on aż tak silnej konkurencji. “Monster” świeci przykładem jako dzieło, które stworzyło wyjątkowo długą intrygę i nie popełniło właściwie żadnego błędu w jej realizacji.</text:p>
      <text:p text:style-name="P1"/>
      <text:p text:style-name="P1"/>
      <text:p text:style-name="P1">obrazek główny:</text:p>
      <text:p text:style-name="P1"/>
      <text:p text:style-name="P1"><text:soft-page-break/><text:s/>http://puu.sh/x8mwi/1e094715ea.jpg</text:p>
      <text:p text:style-name="P1"/>
      <text:p text:style-name="P1">obrazki inne:</text:p>
      <text:p text:style-name="P1"/>
      <text:p text:style-name="P1"><text:a xlink:type="simple" xlink:href="http://www.capsulecomputers.com.au/wp-content/uploads/2013/10/monster-anime-03.jpg" text:style-name="Internet_20_link" text:visited-style-name="Visited_20_Internet_20_Link"><text:span text:style-name="T2">http://www.capsulecomputers.com.au/wp-content/uploads/2013/10/monster-anime-03.jpg</text:span></text:a></text:p>
      <text:p text:style-name="P1"><text:a xlink:type="simple" xlink:href="https://i.ytimg.com/vi/9f3qpfErEBM/maxresdefault.jpg" text:style-name="Internet_20_link" text:visited-style-name="Visited_20_Internet_20_Link"><text:span text:style-name="T2">https://i.ytimg.com/vi/9f3qpfErEBM/maxresdefault.jpg</text:span></text:a></text:p>
      <text:p text:style-name="P1">http://img10.deviantart.net/b2c0/i/2012/249/1/5/monster_without_a_name_by_savannah_morris-d5drcyq.jpg</text:p>
      <text:p text:style-name="P1"><text:a xlink:type="simple" xlink:href="https://s-media-cache-ak0.pinimg.com/originals/9f/5a/3d/9f5a3dcb7816e22f57d2f772e3ee4659.jpg" text:style-name="Internet_20_link" text:visited-style-name="Visited_20_Internet_20_Link"><text:span text:style-name="T2">https://s-media-cache-ak0.pinimg.com/originals/9f/5a/3d/9f5a3dcb7816e22f57d2f772e3ee4659.jpg</text:span></text:a></text:p>
      <text:p text:style-name="P1"><text:a xlink:type="simple" xlink:href="https://lh6.googleusercontent.com/-TRhFq4lhBCc/UxeXyVmh_3I/AAAAAAAAdSk/apjKlfpHOSo/w800-h800/0094.jpg" text:style-name="Internet_20_link" text:visited-style-name="Visited_20_Internet_20_Link"><text:span text:style-name="T2">https://lh6.googleusercontent.com/-TRhFq4lhBCc/UxeXyVmh_3I/AAAAAAAAdSk/apjKlfpHOSo/w800-h800/0094.jpg</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9" meta:word-count="868" meta:character-count="6460" meta:non-whitespace-character-count="5597"/>
    <meta:generator>LibreOfficeDev/5.1.0.3$Linux_X86_64 LibreOffice_project/</meta:generator>
  </office:meta>
</office:document-meta>
</file>